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ubject_external_db</text:p>
          </table:table-cell>
          <table:table-cell office:value-type="string" calcext:value-type="string">
            <text:p>subject_external_id</text:p>
          </table:table-cell>
          <table:table-cell office:value-type="string" calcext:value-type="string">
            <text:p>subject_nam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4047130" calcext:value-type="float">
            <text:p>14047130</text:p>
          </table:table-cell>
          <table:table-cell office:value-type="string" calcext:value-type="string">
            <text:p>MN2 ISN(U3-NB7-1?)_a1l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MN2 != U3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4048287" calcext:value-type="float">
            <text:p>14048287</text:p>
          </table:table-cell>
          <table:table-cell office:value-type="string" calcext:value-type="string">
            <text:p>MN2 ISN(U3-NB7-1?)_a1r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MN2 != U3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4326468" calcext:value-type="float">
            <text:p>4326468</text:p>
          </table:table-cell>
          <table:table-cell office:value-type="string" calcext:value-type="string">
            <text:p>MN8 (RF:SBM) LT3_a1l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can't map yet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4881629" calcext:value-type="float">
            <text:p>4881629</text:p>
          </table:table-cell>
          <table:table-cell office:value-type="string" calcext:value-type="string">
            <text:p>MN8 (RF:SBM) LT3_a1r 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can't map yet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8026224" calcext:value-type="float">
            <text:p>8026224</text:p>
          </table:table-cell>
          <table:table-cell office:value-type="string" calcext:value-type="string">
            <text:p>MN10 U2_a1l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MN10 != U2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4047760" calcext:value-type="float">
            <text:p>14047760</text:p>
          </table:table-cell>
          <table:table-cell office:value-type="string" calcext:value-type="string">
            <text:p>MN10 U2_a1r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MN10 != U2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3875538" calcext:value-type="float">
            <text:p>13875538</text:p>
          </table:table-cell>
          <table:table-cell office:value-type="string" calcext:value-type="string">
            <text:p>MN10 U2_a2r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MN10 != U2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3883598" calcext:value-type="float">
            <text:p>13883598</text:p>
          </table:table-cell>
          <table:table-cell office:value-type="string" calcext:value-type="string">
            <text:p>MN10U2_a2l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MN10 != U2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4045016" calcext:value-type="float">
            <text:p>14045016</text:p>
          </table:table-cell>
          <table:table-cell office:value-type="string" calcext:value-type="string">
            <text:p>MN14 RP1_a1l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MN14 != RP1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4206438" calcext:value-type="float">
            <text:p>14206438</text:p>
          </table:table-cell>
          <table:table-cell office:value-type="string" calcext:value-type="string">
            <text:p>MN14 RP1_a1r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MN14 != RP1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6467481" calcext:value-type="float">
            <text:p>6467481</text:p>
          </table:table-cell>
          <table:table-cell office:value-type="string" calcext:value-type="string">
            <text:p>MN21/22 (RF:LT1/LT2) LT2_a1l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can't map yet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6713121" calcext:value-type="float">
            <text:p>16713121</text:p>
          </table:table-cell>
          <table:table-cell office:value-type="string" calcext:value-type="string">
            <text:p>MN21/22 (RF:LT1/LT2) LT2_a1r <text:s/>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can't map yet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4042315" calcext:value-type="float">
            <text:p>4042315</text:p>
          </table:table-cell>
          <table:table-cell office:value-type="string" calcext:value-type="string">
            <text:p>MN22/23 (RF:LT2/LT3) LT1_a1l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can't map yet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4102728" calcext:value-type="float">
            <text:p>4102728</text:p>
          </table:table-cell>
          <table:table-cell office:value-type="string" calcext:value-type="string">
            <text:p>MN22/23 (RF:LT2/LT3) LT1_a1r <text:s/>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can't map yet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4289773" calcext:value-type="float">
            <text:p>4289773</text:p>
          </table:table-cell>
          <table:table-cell office:value-type="string" calcext:value-type="string">
            <text:p>MN23/24 (RF: LT3/LT4) LT4_a1l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can't map yet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4121534" calcext:value-type="float">
            <text:p>4121534</text:p>
          </table:table-cell>
          <table:table-cell office:value-type="string" calcext:value-type="string">
            <text:p>MN23/24 (RF: LT3/LT4) LT4_a1r <text:s/>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can't map yet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4194234" calcext:value-type="float">
            <text:p>14194234</text:p>
          </table:table-cell>
          <table:table-cell office:value-type="string" calcext:value-type="string">
            <text:p>MN30 RP4_a1l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MN30 != RP4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4087107" calcext:value-type="float">
            <text:p>14087107</text:p>
          </table:table-cell>
          <table:table-cell office:value-type="string" calcext:value-type="string">
            <text:p>MN30 RP4_a1r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MN30 != RP4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6504350" calcext:value-type="float">
            <text:p>16504350</text:p>
          </table:table-cell>
          <table:table-cell office:value-type="string" calcext:value-type="string">
            <text:p>A01bx_a1l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listed as incomplete in Mark2019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8235049" calcext:value-type="float">
            <text:p>8235049</text:p>
          </table:table-cell>
          <table:table-cell office:value-type="string" calcext:value-type="string">
            <text:p>A06m_a1l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Mark2019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3722787" calcext:value-type="float">
            <text:p>3722787</text:p>
          </table:table-cell>
          <table:table-cell office:value-type="string" calcext:value-type="string">
            <text:p>A23f2 (= Pre-goro9)_a3l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5860970" calcext:value-type="float">
            <text:p>5860970</text:p>
          </table:table-cell>
          <table:table-cell office:value-type="string" calcext:value-type="string">
            <text:p>A23f2 (= Pre-goro9)_a3r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4179669" calcext:value-type="float">
            <text:p>4179669</text:p>
          </table:table-cell>
          <table:table-cell office:value-type="string" calcext:value-type="string">
            <text:p>A26g_a2l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4785242" calcext:value-type="float">
            <text:p>4785242</text:p>
          </table:table-cell>
          <table:table-cell office:value-type="string" calcext:value-type="string">
            <text:p>AF3 thermo 3rd lef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2935198" calcext:value-type="float">
            <text:p>2935198</text:p>
          </table:table-cell>
          <table:table-cell office:value-type="string" calcext:value-type="string">
            <text:p>AF3 thermo 3rd righ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7641913" calcext:value-type="float">
            <text:p>17641913</text:p>
          </table:table-cell>
          <table:table-cell office:value-type="string" calcext:value-type="string">
            <text:p>AF4: TOH lef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3429045" calcext:value-type="float">
            <text:p>13429045</text:p>
          </table:table-cell>
          <table:table-cell office:value-type="string" calcext:value-type="string">
            <text:p>AF4: TOH right; Large Spider Neuron righ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3158085" calcext:value-type="float">
            <text:p>3158085</text:p>
          </table:table-cell>
          <table:table-cell office:value-type="string" calcext:value-type="string">
            <text:p>AF5: Short-presynaptic-D-1L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2597151" calcext:value-type="float">
            <text:p>2597151</text:p>
          </table:table-cell>
          <table:table-cell office:value-type="string" calcext:value-type="string">
            <text:p>AF5: Short-presynaptic-D-1R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9805588" calcext:value-type="float">
            <text:p>9805588</text:p>
          </table:table-cell>
          <table:table-cell office:value-type="string" calcext:value-type="string">
            <text:p>Angler_lef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1868260" calcext:value-type="float">
            <text:p>11868260</text:p>
          </table:table-cell>
          <table:table-cell office:value-type="string" calcext:value-type="string">
            <text:p>Angler_righ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9793489" calcext:value-type="float">
            <text:p>9793489</text:p>
          </table:table-cell>
          <table:table-cell office:value-type="string" calcext:value-type="string">
            <text:p>BC ; Lef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5242799" calcext:value-type="float">
            <text:p>15242799</text:p>
          </table:table-cell>
          <table:table-cell office:value-type="string" calcext:value-type="string">
            <text:p>BC ; Righ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0728318" calcext:value-type="float">
            <text:p>10728318</text:p>
          </table:table-cell>
          <table:table-cell office:value-type="string" calcext:value-type="string">
            <text:p>DPMm1 Brain descending into VNC 2 lef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3598000" calcext:value-type="float">
            <text:p>3598000</text:p>
          </table:table-cell>
          <table:table-cell office:value-type="string" calcext:value-type="string">
            <text:p>DPMm1 Brain descending into VNC 2 righ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0716080" calcext:value-type="float">
            <text:p>10716080</text:p>
          </table:table-cell>
          <table:table-cell office:value-type="string" calcext:value-type="string">
            <text:p>DPMm1 Brain descending into VNC lef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3595837" calcext:value-type="float">
            <text:p>3595837</text:p>
          </table:table-cell>
          <table:table-cell office:value-type="string" calcext:value-type="string">
            <text:p>DPMm1 Brain descending into VNC righ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7338309" calcext:value-type="float">
            <text:p>7338309</text:p>
          </table:table-cell>
          <table:table-cell office:value-type="string" calcext:value-type="string">
            <text:p>DPMpl12 Brain into SEZ lef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4364826" calcext:value-type="float">
            <text:p>4364826</text:p>
          </table:table-cell>
          <table:table-cell office:value-type="string" calcext:value-type="string">
            <text:p>Grumpy_lef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6575803" calcext:value-type="float">
            <text:p>16575803</text:p>
          </table:table-cell>
          <table:table-cell office:value-type="string" calcext:value-type="string">
            <text:p>Grumpy_righ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5404887" calcext:value-type="float">
            <text:p>5404887</text:p>
          </table:table-cell>
          <table:table-cell office:value-type="string" calcext:value-type="string">
            <text:p>Happy Left 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5349961" calcext:value-type="float">
            <text:p>5349961</text:p>
          </table:table-cell>
          <table:table-cell office:value-type="string" calcext:value-type="string">
            <text:p>Happy Right 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4284106" calcext:value-type="float">
            <text:p>4284106</text:p>
          </table:table-cell>
          <table:table-cell office:value-type="string" calcext:value-type="string">
            <text:p>Holder_lef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9758503" calcext:value-type="float">
            <text:p>9758503</text:p>
          </table:table-cell>
          <table:table-cell office:value-type="string" calcext:value-type="string">
            <text:p>Holder_righ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7136254" calcext:value-type="float">
            <text:p>7136254</text:p>
          </table:table-cell>
          <table:table-cell office:value-type="string" calcext:value-type="string">
            <text:p>Moggy_lef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9748981" calcext:value-type="float">
            <text:p>9748981</text:p>
          </table:table-cell>
          <table:table-cell office:value-type="string" calcext:value-type="string">
            <text:p>Moggy_righ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2815572" calcext:value-type="float">
            <text:p>2815572</text:p>
          </table:table-cell>
          <table:table-cell office:value-type="string" calcext:value-type="string">
            <text:p>SEZ local interneuron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2679035" calcext:value-type="float">
            <text:p>2679035</text:p>
          </table:table-cell>
          <table:table-cell office:value-type="string" calcext:value-type="string">
            <text:p>SEZ-IN-15-right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9903957" calcext:value-type="float">
            <text:p>9903957</text:p>
          </table:table-cell>
          <table:table-cell office:value-type="string" calcext:value-type="string">
            <text:p>Sweetness Left SOG neuron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9455820" calcext:value-type="float">
            <text:p>9455820</text:p>
          </table:table-cell>
          <table:table-cell office:value-type="string" calcext:value-type="string">
            <text:p>Sweetness Right 130521_Cand1_OSN2_IN5 Bilateral</text:p>
          </table:table-cell>
          <table:table-cell office:value-type="string" calcext:value-type="string">
            <text:p>is_a</text:p>
          </table:table-cell>
          <table:table-cell/>
          <table:table-cell office:value-type="string" calcext:value-type="string">
            <text:p>not in Schlegel2016 pub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8374407" calcext:value-type="float">
            <text:p>8374407</text:p>
          </table:table-cell>
          <table:table-cell office:value-type="string" calcext:value-type="string">
            <text:p>A08e2_a2l</text:p>
          </table:table-cell>
          <table:table-cell office:value-type="string" calcext:value-type="string">
            <text:p>is_a</text:p>
          </table:table-cell>
          <table:table-cell office:value-type="string" calcext:value-type="string">
            <text:p>larval abdominal 2 A08e2 local neuron</text:p>
          </table:table-cell>
          <table:table-cell office:value-type="string" calcext:value-type="string">
            <text:p>await fbbt update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5879188" calcext:value-type="float">
            <text:p>15879188</text:p>
          </table:table-cell>
          <table:table-cell office:value-type="string" calcext:value-type="string">
            <text:p>A08e2_a2r</text:p>
          </table:table-cell>
          <table:table-cell office:value-type="string" calcext:value-type="string">
            <text:p>is_a</text:p>
          </table:table-cell>
          <table:table-cell office:value-type="string" calcext:value-type="string">
            <text:p>larval abdominal 2 A08e2 local neuron</text:p>
          </table:table-cell>
          <table:table-cell office:value-type="string" calcext:value-type="string">
            <text:p>await fbbt update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8602632" calcext:value-type="float">
            <text:p>8602632</text:p>
          </table:table-cell>
          <table:table-cell office:value-type="string" calcext:value-type="string">
            <text:p>A08e1_a2l</text:p>
          </table:table-cell>
          <table:table-cell office:value-type="string" calcext:value-type="string">
            <text:p>is_a</text:p>
          </table:table-cell>
          <table:table-cell office:value-type="string" calcext:value-type="string">
            <text:p>larval abdominal 2 A08e1 local neuron</text:p>
          </table:table-cell>
          <table:table-cell office:value-type="string" calcext:value-type="string">
            <text:p>await fbbt update</text:p>
          </table:table-cell>
        </table:table-row>
        <table:table-row table:style-name="ro1">
          <table:table-cell office:value-type="string" calcext:value-type="string">
            <text:p>catmaid_l1em</text:p>
          </table:table-cell>
          <table:table-cell office:value-type="float" office:value="14201007" calcext:value-type="float">
            <text:p>14201007</text:p>
          </table:table-cell>
          <table:table-cell office:value-type="string" calcext:value-type="string">
            <text:p>A08e1_a2r</text:p>
          </table:table-cell>
          <table:table-cell office:value-type="string" calcext:value-type="string">
            <text:p>is_a</text:p>
          </table:table-cell>
          <table:table-cell office:value-type="string" calcext:value-type="string">
            <text:p>larval abdominal 2 A08e1 local neuron</text:p>
          </table:table-cell>
          <table:table-cell office:value-type="string" calcext:value-type="string">
            <text:p>await fbbt update</text:p>
          </table:table-cell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08:58:41.453921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re Pilgrim</meta:initial-creator>
    <meta:creation-date>2020-03-27T08:36:57.463265328</meta:creation-date>
    <meta:generator>LibreOffice/6.0.4.2$MacOSX_X86_64 LibreOffice_project/9b0d9b32d5dcda91d2f1a96dc04c645c450872bf</meta:generator>
    <dc:date>2020-03-27T09:28:15.402477396</dc:date>
    <dc:creator>Clare Pilgrim</dc:creator>
    <meta:editing-duration>PT17M36S</meta:editing-duration>
    <meta:editing-cycles>3</meta:editing-cycles>
    <meta:document-statistic meta:table-count="1" meta:cell-count="280" meta:object-count="0"/>
  </office:meta>
</office:document-meta>
</file>